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tpSockJsSession.AbstractHttpSockJsSession( String id , SockJsServiceConfig config , WebSocketHandler ws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HttpSockJsSession.handleSuccessiveRequest( ServerHttpRequest request , ServerHttpResponse response , SockJsFrameFormat frameForm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HttpSockJsSession.getBinary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ockJsSession.getMessag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ockJsSession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ockJsSession.sendMessageInternal( String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HttpSockJsSession.setAcceptedProtocol( @ Nullable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ockJsSession.handleInitialRequest( ServerHttpRequest request , ServerHttpResponse response , SockJsFrameFormat frame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HttpSockJsSession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ockJsSession.isAct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HttpSockJsSession.writeFrameInternal( SockJsFrame fr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HttpSockJsSession.setText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ttpSockJsSession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HttpSockJsSession.getHandshak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HttpSockJsSession.setBinary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ttpSockJsSession.getAccepted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ockJsSession.resetReque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HttpSockJsSession.disconnect(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ockJsSession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ockJsSession.disableShallowEtagHeaderFilter( ServerHttp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HttpSockJsSession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ockJsSession.getText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